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-top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wrok Size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mAP on INRIA test se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825" calcext:value-type="float">
            <text:p>0.78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823" calcext:value-type="float">
            <text:p>0.78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7809" calcext:value-type="float">
            <text:p>0.78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702" calcext:value-type="float">
            <text:p>0.77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641" calcext:value-type="float">
            <text:p>0.76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7586" calcext:value-type="float">
            <text:p>0.75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7513" calcext:value-type="float">
            <text:p>0.75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7813" calcext:value-type="float">
            <text:p>0.78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7708" calcext:value-type="float">
            <text:p>0.77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6976" calcext:value-type="float">
            <text:p>0.69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086" calcext:value-type="float">
            <text:p>0.80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7814" calcext:value-type="float">
            <text:p>0.78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7713" calcext:value-type="float">
            <text:p>0.77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6976" calcext:value-type="float">
            <text:p>0.69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8038" calcext:value-type="float">
            <text:p>0.80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7911" calcext:value-type="float">
            <text:p>0.79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828" calcext:value-type="float">
            <text:p>0.78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7733" calcext:value-type="float">
            <text:p>0.77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6972" calcext:value-type="float">
            <text:p>0.69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867" calcext:value-type="float">
            <text:p>0.78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817" calcext:value-type="float">
            <text:p>0.78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7661" calcext:value-type="float">
            <text:p>0.76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36" calcext:value-type="float">
            <text:p>0.75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925" calcext:value-type="float">
            <text:p>0.69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461" calcext:value-type="float">
            <text:p>0.74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418" calcext:value-type="float">
            <text:p>0.74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401" calcext:value-type="float">
            <text:p>0.74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368" calcext:value-type="float">
            <text:p>0.73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325" calcext:value-type="float">
            <text:p>0.73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264" calcext:value-type="float">
            <text:p>0.72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172" calcext:value-type="float">
            <text:p>0.71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164" calcext:value-type="float">
            <text:p>0.71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128" calcext:value-type="float">
            <text:p>0.71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085" calcext:value-type="float">
            <text:p>0.70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048" calcext:value-type="float">
            <text:p>0.70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995" calcext:value-type="float">
            <text:p>0.69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621" calcext:value-type="float">
            <text:p>0.66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605" calcext:value-type="float">
            <text:p>0.66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591" calcext:value-type="float">
            <text:p>0.65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579" calcext:value-type="float">
            <text:p>0.65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6555" calcext:value-type="float">
            <text:p>0.65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523" calcext:value-type="float">
            <text:p>0.65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477" calcext:value-type="float">
            <text:p>0.64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404" calcext:value-type="float">
            <text:p>0.64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991" calcext:value-type="float">
            <text:p>0.59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092" calcext:value-type="float">
            <text:p>0.60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082" calcext:value-type="float">
            <text:p>0.60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6072" calcext:value-type="float">
            <text:p>0.60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6064" calcext:value-type="float">
            <text:p>0.60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6048" calcext:value-type="float">
            <text:p>0.60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992" calcext:value-type="float">
            <text:p>0.59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935" calcext:value-type="float">
            <text:p>0.59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81" calcext:value-type="float">
            <text:p>0.60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062" calcext:value-type="float">
            <text:p>0.60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54" calcext:value-type="float">
            <text:p>0.60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38" calcext:value-type="float">
            <text:p>0.60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016" calcext:value-type="float">
            <text:p>0.6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984" calcext:value-type="float">
            <text:p>0.59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928" calcext:value-type="float">
            <text:p>0.59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595" calcext:value-type="float">
            <text:p>0.55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8553" calcext:value-type="float">
            <text:p>0.85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427" calcext:value-type="float">
            <text:p>0.84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368" calcext:value-type="float">
            <text:p>0.83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229" calcext:value-type="float">
            <text:p>0.72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798" calcext:value-type="float">
            <text:p>0.87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805" calcext:value-type="float">
            <text:p>0.88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808" calcext:value-type="float">
            <text:p>0.88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728" calcext:value-type="float">
            <text:p>0.87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685" calcext:value-type="float">
            <text:p>0.868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398" calcext:value-type="float">
            <text:p>0.83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099" calcext:value-type="float">
            <text:p>0.80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275" calcext:value-type="float">
            <text:p>0.72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822" calcext:value-type="float">
            <text:p>0.88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815" calcext:value-type="float">
            <text:p>0.88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8737" calcext:value-type="float">
            <text:p>0.87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686" calcext:value-type="float">
            <text:p>0.86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8608" calcext:value-type="float">
            <text:p>0.86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413" calcext:value-type="float">
            <text:p>0.84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278" calcext:value-type="float">
            <text:p>0.72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8803" calcext:value-type="float">
            <text:p>0.88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609" calcext:value-type="float">
            <text:p>0.86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416" calcext:value-type="float">
            <text:p>0.84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278" calcext:value-type="float">
            <text:p>0.72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611" calcext:value-type="float">
            <text:p>0.86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555" calcext:value-type="float">
            <text:p>0.85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07" calcext:value-type="float">
            <text:p>0.85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441" calcext:value-type="float">
            <text:p>0.84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278" calcext:value-type="float">
            <text:p>0.82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216" calcext:value-type="float">
            <text:p>0.72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817" calcext:value-type="float">
            <text:p>0.78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777" calcext:value-type="float">
            <text:p>0.77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745" calcext:value-type="float">
            <text:p>0.77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85" calcext:value-type="float">
            <text:p>0.758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398" calcext:value-type="float">
            <text:p>0.73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762" calcext:value-type="float">
            <text:p>0.67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222" calcext:value-type="float">
            <text:p>0.72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212" calcext:value-type="float">
            <text:p>0.72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204" calcext:value-type="float">
            <text:p>0.72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174" calcext:value-type="float">
            <text:p>0.71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149" calcext:value-type="float">
            <text:p>0.71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114" calcext:value-type="float">
            <text:p>0.71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868" calcext:value-type="float">
            <text:p>0.68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803" calcext:value-type="float">
            <text:p>0.68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796" calcext:value-type="float">
            <text:p>0.67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6748" calcext:value-type="float">
            <text:p>0.67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717" calcext:value-type="float">
            <text:p>0.67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636" calcext:value-type="float">
            <text:p>0.66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498" calcext:value-type="float">
            <text:p>0.64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007" calcext:value-type="float">
            <text:p>0.60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115" calcext:value-type="float">
            <text:p>0.61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6105" calcext:value-type="float">
            <text:p>0.61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6088" calcext:value-type="float">
            <text:p>0.60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051" calcext:value-type="float">
            <text:p>0.60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993" calcext:value-type="float">
            <text:p>0.59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892" calcext:value-type="float">
            <text:p>0.58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505" calcext:value-type="float">
            <text:p>0.55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99" calcext:value-type="float">
            <text:p>0.60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94" calcext:value-type="float">
            <text:p>0.60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59" calcext:value-type="float">
            <text:p>0.60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038" calcext:value-type="float">
            <text:p>0.60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982" calcext:value-type="float">
            <text:p>0.59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882" calcext:value-type="float">
            <text:p>0.58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499" calcext:value-type="float">
            <text:p>0.54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934" calcext:value-type="float">
            <text:p>0.89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953" calcext:value-type="float">
            <text:p>0.89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8917" calcext:value-type="float">
            <text:p>0.89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881" calcext:value-type="float">
            <text:p>0.88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858" calcext:value-type="float">
            <text:p>0.88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808" calcext:value-type="float">
            <text:p>0.88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712" calcext:value-type="float">
            <text:p>0.87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8433" calcext:value-type="float">
            <text:p>0.84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169" calcext:value-type="float">
            <text:p>0.91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9154" calcext:value-type="float">
            <text:p>0.91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103" calcext:value-type="float">
            <text:p>0.91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9055" calcext:value-type="float">
            <text:p>0.90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028" calcext:value-type="float">
            <text:p>0.90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814" calcext:value-type="float">
            <text:p>0.88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9156" calcext:value-type="float">
            <text:p>0.91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106" calcext:value-type="float">
            <text:p>0.91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9061" calcext:value-type="float">
            <text:p>0.90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036" calcext:value-type="float">
            <text:p>0.90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8964" calcext:value-type="float">
            <text:p>0.89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847" calcext:value-type="float">
            <text:p>0.78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088" calcext:value-type="float">
            <text:p>0.90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025" calcext:value-type="float">
            <text:p>0.90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813" calcext:value-type="float">
            <text:p>0.88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556" calcext:value-type="float">
            <text:p>0.85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875" calcext:value-type="float">
            <text:p>0.88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856" calcext:value-type="float">
            <text:p>0.88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765" calcext:value-type="float">
            <text:p>0.876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734" calcext:value-type="float">
            <text:p>0.87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605" calcext:value-type="float">
            <text:p>0.86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8387" calcext:value-type="float">
            <text:p>0.83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724" calcext:value-type="float">
            <text:p>0.77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826" calcext:value-type="float">
            <text:p>0.78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787" calcext:value-type="float">
            <text:p>0.77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771" calcext:value-type="float">
            <text:p>0.77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753" calcext:value-type="float">
            <text:p>0.77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641" calcext:value-type="float">
            <text:p>0.764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488" calcext:value-type="float">
            <text:p>0.74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962" calcext:value-type="float">
            <text:p>0.69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158" calcext:value-type="float">
            <text:p>0.71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128" calcext:value-type="float">
            <text:p>0.71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117" calcext:value-type="float">
            <text:p>0.7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086" calcext:value-type="float">
            <text:p>0.70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018" calcext:value-type="float">
            <text:p>0.7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476" calcext:value-type="float">
            <text:p>0.64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854" calcext:value-type="float">
            <text:p>0.68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845" calcext:value-type="float">
            <text:p>0.68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821" calcext:value-type="float">
            <text:p>0.68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6809" calcext:value-type="float">
            <text:p>0.68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794" calcext:value-type="float">
            <text:p>0.679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734" calcext:value-type="float">
            <text:p>0.67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627" calcext:value-type="float">
            <text:p>0.66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243" calcext:value-type="float">
            <text:p>0.62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097" calcext:value-type="float">
            <text:p>0.60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6074" calcext:value-type="float">
            <text:p>0.60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6065" calcext:value-type="float">
            <text:p>0.606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056" calcext:value-type="float">
            <text:p>0.60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013" calcext:value-type="float">
            <text:p>0.60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937" calcext:value-type="float">
            <text:p>0.59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646" calcext:value-type="float">
            <text:p>0.56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82" calcext:value-type="float">
            <text:p>0.60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76" calcext:value-type="float">
            <text:p>0.60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067" calcext:value-type="float">
            <text:p>0.60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52" calcext:value-type="float">
            <text:p>0.60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927" calcext:value-type="float">
            <text:p>0.59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639" calcext:value-type="float">
            <text:p>0.56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073" calcext:value-type="float">
            <text:p>0.907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9117" calcext:value-type="float">
            <text:p>0.91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104" calcext:value-type="float">
            <text:p>0.91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9041" calcext:value-type="float">
            <text:p>0.90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972" calcext:value-type="float">
            <text:p>0.897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974" calcext:value-type="float">
            <text:p>0.89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815" calcext:value-type="float">
            <text:p>0.88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8611" calcext:value-type="float">
            <text:p>0.86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28" calcext:value-type="float">
            <text:p>0.92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211" calcext:value-type="float">
            <text:p>0.92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9136" calcext:value-type="float">
            <text:p>0.91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063" calcext:value-type="float">
            <text:p>0.906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9048" calcext:value-type="float">
            <text:p>0.90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899" calcext:value-type="float">
            <text:p>0.88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685" calcext:value-type="float">
            <text:p>0.868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809" calcext:value-type="float">
            <text:p>0.7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9174" calcext:value-type="float">
            <text:p>0.91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099" calcext:value-type="float">
            <text:p>0.90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9084" calcext:value-type="float">
            <text:p>0.908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923" calcext:value-type="float">
            <text:p>0.89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8696" calcext:value-type="float">
            <text:p>0.869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809" calcext:value-type="float">
            <text:p>0.7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269" calcext:value-type="float">
            <text:p>0.92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281" calcext:value-type="float">
            <text:p>0.928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223" calcext:value-type="float">
            <text:p>0.92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149" calcext:value-type="float">
            <text:p>0.91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9065" calcext:value-type="float">
            <text:p>0.906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809" calcext:value-type="float">
            <text:p>0.780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815" calcext:value-type="float">
            <text:p>0.88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728" calcext:value-type="float">
            <text:p>0.87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666" calcext:value-type="float">
            <text:p>0.86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544" calcext:value-type="float">
            <text:p>0.85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8353" calcext:value-type="float">
            <text:p>0.83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565" calcext:value-type="float">
            <text:p>0.756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218" calcext:value-type="float">
            <text:p>0.72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162" calcext:value-type="float">
            <text:p>0.716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137" calcext:value-type="float">
            <text:p>0.71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123" calcext:value-type="float">
            <text:p>0.71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044" calcext:value-type="float">
            <text:p>0.70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919" calcext:value-type="float">
            <text:p>0.69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316" calcext:value-type="float">
            <text:p>0.63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396" calcext:value-type="float">
            <text:p>0.639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371" calcext:value-type="float">
            <text:p>0.63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6345" calcext:value-type="float">
            <text:p>0.63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6324" calcext:value-type="float">
            <text:p>0.63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314" calcext:value-type="float">
            <text:p>0.63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254" calcext:value-type="float">
            <text:p>0.625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5671" calcext:value-type="float">
            <text:p>0.56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036" calcext:value-type="float">
            <text:p>0.60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032" calcext:value-type="float">
            <text:p>0.60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016" calcext:value-type="float">
            <text:p>0.60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994" calcext:value-type="float">
            <text:p>0.599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967" calcext:value-type="float">
            <text:p>0.59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5831" calcext:value-type="float">
            <text:p>0.58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385" calcext:value-type="float">
            <text:p>0.538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342" calcext:value-type="float">
            <text:p>0.53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339" calcext:value-type="float">
            <text:p>0.53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5327" calcext:value-type="float">
            <text:p>0.53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5312" calcext:value-type="float">
            <text:p>0.53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5299" calcext:value-type="float">
            <text:p>0.52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4835" calcext:value-type="float">
            <text:p>0.48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327" calcext:value-type="float">
            <text:p>0.53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316" calcext:value-type="float">
            <text:p>0.53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301" calcext:value-type="float">
            <text:p>0.53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89" calcext:value-type="float">
            <text:p>0.528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283" calcext:value-type="float">
            <text:p>0.52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245" calcext:value-type="float">
            <text:p>0.52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183" calcext:value-type="float">
            <text:p>0.51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4831" calcext:value-type="float">
            <text:p>0.48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911" calcext:value-type="float">
            <text:p>0.89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8969" calcext:value-type="float">
            <text:p>0.89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936" calcext:value-type="float">
            <text:p>0.89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746" calcext:value-type="float">
            <text:p>0.87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8509" calcext:value-type="float">
            <text:p>0.850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046" calcext:value-type="float">
            <text:p>0.90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9108" calcext:value-type="float">
            <text:p>0.91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077" calcext:value-type="float">
            <text:p>0.90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9055" calcext:value-type="float">
            <text:p>0.90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985" calcext:value-type="float">
            <text:p>0.89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914" calcext:value-type="float">
            <text:p>0.89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816" calcext:value-type="float">
            <text:p>0.88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059" calcext:value-type="float">
            <text:p>0.90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9115" calcext:value-type="float">
            <text:p>0.91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9061" calcext:value-type="float">
            <text:p>0.90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991" calcext:value-type="float">
            <text:p>0.89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845" calcext:value-type="float">
            <text:p>0.88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8596" calcext:value-type="float">
            <text:p>0.85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061" calcext:value-type="float">
            <text:p>0.90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088" calcext:value-type="float">
            <text:p>0.90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066" calcext:value-type="float">
            <text:p>0.90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056" calcext:value-type="float">
            <text:p>0.90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8991" calcext:value-type="float">
            <text:p>0.89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891" calcext:value-type="float">
            <text:p>0.88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821" calcext:value-type="float">
            <text:p>0.88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581" calcext:value-type="float">
            <text:p>0.85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555" calcext:value-type="float">
            <text:p>0.85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527" calcext:value-type="float">
            <text:p>0.85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521" calcext:value-type="float">
            <text:p>0.85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459" calcext:value-type="float">
            <text:p>0.84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8345" calcext:value-type="float">
            <text:p>0.83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8136" calcext:value-type="float">
            <text:p>0.81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341" calcext:value-type="float">
            <text:p>0.73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543" calcext:value-type="float">
            <text:p>0.65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537" calcext:value-type="float">
            <text:p>0.65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511" calcext:value-type="float">
            <text:p>0.65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497" calcext:value-type="float">
            <text:p>0.64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417" calcext:value-type="float">
            <text:p>0.64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234" calcext:value-type="float">
            <text:p>0.62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5621" calcext:value-type="float">
            <text:p>0.56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998" calcext:value-type="float">
            <text:p>0.59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993" calcext:value-type="float">
            <text:p>0.59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5975" calcext:value-type="float">
            <text:p>0.59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966" calcext:value-type="float">
            <text:p>0.59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5939" calcext:value-type="float">
            <text:p>0.59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905" calcext:value-type="float">
            <text:p>0.59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5872" calcext:value-type="float">
            <text:p>0.58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767" calcext:value-type="float">
            <text:p>0.57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5284" calcext:value-type="float">
            <text:p>0.52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697" calcext:value-type="float">
            <text:p>0.56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693" calcext:value-type="float">
            <text:p>0.56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679" calcext:value-type="float">
            <text:p>0.56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673" calcext:value-type="float">
            <text:p>0.56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622" calcext:value-type="float">
            <text:p>0.56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5594" calcext:value-type="float">
            <text:p>0.55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083" calcext:value-type="float">
            <text:p>0.50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207" calcext:value-type="float">
            <text:p>0.52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5197" calcext:value-type="float">
            <text:p>0.51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5192" calcext:value-type="float">
            <text:p>0.51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5174" calcext:value-type="float">
            <text:p>0.517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154" calcext:value-type="float">
            <text:p>0.51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062" calcext:value-type="float">
            <text:p>0.506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204" calcext:value-type="float">
            <text:p>0.52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191" calcext:value-type="float">
            <text:p>0.51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186" calcext:value-type="float">
            <text:p>0.51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69" calcext:value-type="float">
            <text:p>0.51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28" calcext:value-type="float">
            <text:p>0.51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059" calcext:value-type="float">
            <text:p>0.50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4719" calcext:value-type="float">
            <text:p>0.47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361" calcext:value-type="float">
            <text:p>0.83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8438" calcext:value-type="float">
            <text:p>0.84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446" calcext:value-type="float">
            <text:p>0.844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354" calcext:value-type="float">
            <text:p>0.83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291" calcext:value-type="float">
            <text:p>0.82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495" calcext:value-type="float">
            <text:p>0.849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591" calcext:value-type="float">
            <text:p>0.85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569" calcext:value-type="float">
            <text:p>0.85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468" calcext:value-type="float">
            <text:p>0.846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383" calcext:value-type="float">
            <text:p>0.83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311" calcext:value-type="float">
            <text:p>0.83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112" calcext:value-type="float">
            <text:p>0.81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454" calcext:value-type="float">
            <text:p>0.74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538" calcext:value-type="float">
            <text:p>0.85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621" calcext:value-type="float">
            <text:p>0.862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8599" calcext:value-type="float">
            <text:p>0.859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486" calcext:value-type="float">
            <text:p>0.848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339" calcext:value-type="float">
            <text:p>0.83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8128" calcext:value-type="float">
            <text:p>0.812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506" calcext:value-type="float">
            <text:p>0.85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559" calcext:value-type="float">
            <text:p>0.85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8524" calcext:value-type="float">
            <text:p>0.85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339" calcext:value-type="float">
            <text:p>0.83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282" calcext:value-type="float">
            <text:p>0.828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8079" calcext:value-type="float">
            <text:p>0.807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439" calcext:value-type="float">
            <text:p>0.74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018" calcext:value-type="float">
            <text:p>0.8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027" calcext:value-type="float">
            <text:p>0.80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948" calcext:value-type="float">
            <text:p>0.7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8T21:04:27.578832493</dc:date>
    <meta:editing-duration>PT7S</meta:editing-duration>
    <meta:editing-cycles>1</meta:editing-cycles>
    <meta:document-statistic meta:table-count="1" meta:cell-count="2184" meta:object-count="0"/>
    <meta:generator>LibreOffice/6.3.5.2$Linux_X86_64 LibreOffice_project/30$Build-2</meta:generator>
  </office:meta>
</office:document-meta>
</file>